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ymbol" svg:font-family="Symbol" style:font-adornments="Regular" style:font-pitch="variable" style:font-charset="x-symbol"/>
    <style:font-face style:name="Arial Unicode MS1" svg:font-family="'Arial Unicode M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Devanagari" svg:font-family="'Noto Sans Devanagari'" style:font-family-generic="system" style:font-pitch="variable"/>
    <style:font-face style:name="OpenSymbol1" svg:font-family="OpenSymbol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WWNum1">
      <style:paragraph-properties fo:margin-top="0cm" fo:margin-bottom="0cm" loext:contextual-spacing="false">
        <style:tab-stops>
          <style:tab-stop style:position="0cm"/>
        </style:tab-stops>
      </style:paragraph-properties>
    </style:style>
    <style:style style:name="P2" style:family="paragraph" style:parent-style-name="Text_20_body" style:master-page-name="Standard">
      <style:paragraph-properties style:page-number="auto"/>
    </style:style>
    <style:style style:name="T1" style:family="text">
      <style:text-properties fo:color="#202122" style:font-name="sans-serif" fo:font-size="10.5pt" style:font-size-asian="10.5pt"/>
    </style:style>
    <style:style style:name="T2" style:family="text">
      <style:text-properties fo:color="#0b0080" style:font-name="sans-serif" fo:font-size="10.5pt" style:font-size-asian="10.5pt"/>
    </style:style>
    <style:style style:name="T3" style:family="text">
      <style:text-properties fo:color="#a55858" style:font-name="sans-serif" fo:font-size="10.5pt"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Названия округов и города, в которых они дислоцируются:</text:span></text:p>
      <text:list xml:id="list2225158470" text:style-name="WWNum1">
        <text:list-item>
          <text:p text:style-name="P1"><text:a xlink:type="simple" xlink:href="https://ru.wikipedia.org/wiki/192-я_стрелковая_дивизия_(2-го_формирования)" text:style-name="Default_20_Style" text:visited-style-name="Default_20_Style"><text:span text:style-name="T2">Центральный Оршанско-Хинганский Краснознамённый округ Войск национальной гвардии</text:span></text:a><text:span text:style-name="T1"> — </text:span><text:a xlink:type="simple" xlink:href="https://ru.wikipedia.org/wiki/Москва" text:style-name="Default_20_Style" text:visited-style-name="Default_20_Style"><text:span text:style-name="T2">Москва</text:span></text:a></text:p>
        </text:list-item>
        <text:list-item>
          <text:p text:style-name="P1"><text:span text:style-name="T3">Северо-Западный ордена Красной Звезды округ Войск национальной гвардии</text:span><text:span text:style-name="T1"> — </text:span><text:a xlink:type="simple" xlink:href="https://ru.wikipedia.org/wiki/Санкт-Петербург" text:style-name="Default_20_Style" text:visited-style-name="Default_20_Style"><text:span text:style-name="T2">Санкт-Петербург</text:span></text:a></text:p>
        </text:list-item>
        <text:list-item>
          <text:p text:style-name="P1"><text:span text:style-name="T3">Приволжский округ Войск национальной гвардии</text:span><text:span text:style-name="T1"> — </text:span><text:a xlink:type="simple" xlink:href="https://ru.wikipedia.org/wiki/Нижний_Новгород" text:style-name="Default_20_Style" text:visited-style-name="Default_20_Style"><text:span text:style-name="T2">Нижний Новгород</text:span></text:a></text:p>
        </text:list-item>
        <text:list-item>
          <text:p text:style-name="P1"><text:span text:style-name="T3">Южный округ Войск национальной гвардии</text:span><text:span text:style-name="T1"> — </text:span><text:a xlink:type="simple" xlink:href="https://ru.wikipedia.org/wiki/Ростов-на-Дону" text:style-name="Default_20_Style" text:visited-style-name="Default_20_Style"><text:span text:style-name="T2">Ростов-на-Дону</text:span></text:a></text:p>
        </text:list-item>
        <text:list-item>
          <text:p text:style-name="P1"><text:span text:style-name="T3">Северо-Кавказский округ войск национальной гвардии</text:span><text:span text:style-name="T1"> — </text:span><text:a xlink:type="simple" xlink:href="https://ru.wikipedia.org/wiki/Пятигорск" text:style-name="Default_20_Style" text:visited-style-name="Default_20_Style"><text:span text:style-name="T2">Пятигорск</text:span></text:a></text:p>
        </text:list-item>
        <text:list-item>
          <text:p text:style-name="P1"><text:span text:style-name="T3">Уральский округ Войск национальной гвардии</text:span><text:span text:style-name="T1"> — </text:span><text:a xlink:type="simple" xlink:href="https://ru.wikipedia.org/wiki/Екатеринбург" text:style-name="Default_20_Style" text:visited-style-name="Default_20_Style"><text:span text:style-name="T2">Екатеринбург</text:span></text:a></text:p>
        </text:list-item>
        <text:list-item>
          <text:p text:style-name="P1"><text:span text:style-name="T3">Сибирский округ Войск национальной гвардии</text:span><text:span text:style-name="T1"> — </text:span><text:a xlink:type="simple" xlink:href="https://ru.wikipedia.org/wiki/Новосибирск" text:style-name="Default_20_Style" text:visited-style-name="Default_20_Style"><text:span text:style-name="T2">Новосибирск</text:span></text:a></text:p>
        </text:list-item>
        <text:list-item>
          <text:p text:style-name="P1"><text:span text:style-name="T3">Восточный округ Войск национальной гвардии</text:span><text:span text:style-name="T1"> — </text:span><text:a xlink:type="simple" xlink:href="https://ru.wikipedia.org/wiki/Хабаровск" text:style-name="Default_20_Style" text:visited-style-name="Default_20_Style"><text:span text:style-name="T2">Хабаровск</text:span></text:a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ymbol" svg:font-family="Symbol" style:font-adornments="Regular" style:font-pitch="variable" style:font-charset="x-symbol"/>
    <style:font-face style:name="Arial Unicode MS1" svg:font-family="'Arial Unicode M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Devanagari" svg:font-family="'Noto Sans Devanagari'" style:font-family-generic="system" style:font-pitch="variable"/>
    <style:font-face style:name="OpenSymbol1" svg:font-family="OpenSymbol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creator>Екатерина Климова</dc:creator>
    <meta:editing-cycles>3</meta:editing-cycles>
    <meta:creation-date>2018-02-09T20:00:00</meta:creation-date>
    <dc:date>2021-02-17T07:58:00</dc:date>
    <dc:language>ru-RU</dc:language>
    <meta:editing-duration>PT1H12M</meta:editing-duration>
    <meta:generator>LibreOffice/6.4.4.2$MacOSX_X86_64 LibreOffice_project/3d775be2011f3886db32dfd395a6a6d1ca2630ff</meta:generator>
    <meta:document-statistic meta:table-count="0" meta:image-count="0" meta:object-count="0" meta:page-count="1" meta:paragraph-count="10" meta:word-count="70" meta:character-count="587" meta:non-whitespace-character-count="5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